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cccff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152cm" draw:shadow-offset-y="0.152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ffcc" draw:opacity="100%" draw:opacity-name="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width="0.051cm" draw:marker-start-width="0.276cm" draw:marker-end-width="0.276cm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line-height="100%" fo:text-align="start"/>
    </style:style>
    <style:style style:name="P8" style:family="paragraph">
      <style:paragraph-properties fo:text-align="start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color="#ffffff" fo:font-family="FreeSans" style:font-family-generic="swiss" style:font-pitch="variable" fo:font-size="9pt" style:font-size-asian="9pt" style:font-size-complex="9pt"/>
    </style:style>
    <style:style style:name="P12" style:family="paragraph"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13" style:family="paragraph">
      <style:paragraph-properties fo:text-align="center"/>
      <style:text-properties fo:font-family="FreeSans" style:font-family-generic="swiss" style:font-pitch="variable"/>
    </style:style>
    <style:style style:name="T1" style:family="text">
      <style:text-properties fo:font-family="FreeSan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family="FreeSans" style:font-family-generic="swiss" style:font-pitch="variable" fo:font-size="10pt" style:font-size-asian="10pt" style:font-size-complex="10pt"/>
    </style:style>
    <style:style style:name="T3" style:family="text">
      <style:text-properties fo:font-family="FreeSans" style:font-family-generic="swiss" style:font-pitch="variable"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ffffff" fo:font-family="FreeSans" style:font-family-generic="swiss" style:font-pitch="variable" fo:font-size="9pt" style:font-size-asian="9pt" style:font-size-complex="9pt"/>
    </style:style>
    <style:style style:name="T9" style:family="text">
      <style:text-properties fo:font-family="FreeSans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8cm" svg:height="7.21cm" svg:x="6.5cm" svg:y="6.29cm">
          <text:p text:style-name="P1"><text:span text:style-name="T1">TIM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096cm" svg:height="0.991cm" svg:x="8.458cm" svg:y="10.222cm">
          <text:p text:style-name="P1"><text:span text:style-name="T2">Search rules</text:span></text:p>
          <text:p text:style-name="P1"><text:span text:style-name="T2">by patter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003cm" svg:x1="9.506cm" svg:y1="11.213cm" svg:x2="9.511cm" svg:y2="11.593cm" draw:start-shape="id1" draw:start-glue-point="2" draw:end-shape="id2" draw:end-glue-point="0" svg:d="m9506 11213v187h5v193">
          <text:p/>
        </draw:connector>
        <draw:custom-shape draw:style-name="gr4" draw:text-style-name="P3" draw:id="id12" draw:layer="layout" svg:width="2cm" svg:height="0.7cm" svg:x="15.472cm" svg:y="9.574cm">
          <text:p text:style-name="P1"><text:span text:style-name="T3">Rules E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2.5cm" svg:height="0.5cm" svg:x="23.4cm" svg:y="8.8cm">
          <text:p text:style-name="P1"><text:span text:style-name="T4">Level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0.5cm" svg:x="23.4cm" svg:y="9.4cm">
          <text:p text:style-name="P1"><text:span text:style-name="T4">Level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0.5cm" svg:x="23.4cm" svg:y="10cm">
          <text:p text:style-name="P1"><text:span text:style-name="T4">Level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2" draw:layer="layout" svg:width="2.262cm" svg:height="0.508cm" svg:x="8.38cm" svg:y="11.593cm">
          <text:p text:style-name="P1"><text:span text:style-name="T2">Disambiguat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cm" svg:height="2cm" svg:x="22.4cm" svg:y="11cm">
          <text:p text:style-name="P6"><text:span text:style-name="T5">id <text:s text:c="4"/>pattern <text:s text:c="4"/>rule </text:span><text:span text:style-name="T6"><text:s text:c="12"/></text:span></text:p>
          <text:p text:style-name="P7"><text:span text:style-name="T6">1 <text:s text:c="5"/>Tweekday <text:s/>xxx</text:span></text:p>
          <text:p text:style-name="P6"><text:span text:style-name="T6">… <text:s text:c="4"/>… <text:s text:c="13"/></text:span><text:span text:style-name="T6">...</text:span></text:p>
          <text:p text:style-name="P6"><text:span text:style-name="T6"/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id="id9" draw:layer="layout" svg:width="3.496cm" svg:height="0.6cm" svg:x="7.096cm" svg:y="7.897cm">
          <text:p text:style-name="P1"><text:span text:style-name="T2">parse timex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id="id17" draw:layer="layout" svg:width="3.5cm" svg:height="0.444cm" svg:x="7.1cm" svg:y="5.656cm">
          <text:p text:style-name="P1"><text:span text:style-name="T7">timex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475cm" svg:height="0.444cm" svg:x="7.237cm" svg:y="8.878cm">
          <text:p text:style-name="P1"><text:span text:style-name="T7">norm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id="id3" draw:layer="layout" svg:width="1.195cm" svg:height="0.444cm" svg:x="8.912cm" svg:y="8.896cm">
          <text:p text:style-name="P1"><text:span text:style-name="T7">patter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69cm" svg:x1="9.509cm" svg:y1="9.34cm" svg:x2="9.506cm" svg:y2="10.222cm" draw:start-shape="id3" draw:start-glue-point="2" draw:end-shape="id1" draw:end-glue-point="0" svg:d="m9509 9340v710h-3v172">
          <text:p/>
        </draw:connector>
        <draw:custom-shape draw:style-name="gr4" draw:text-style-name="P3" draw:id="id4" draw:layer="layout" svg:width="1.998cm" svg:height="0.633cm" svg:x="15.502cm" svg:y="7.1cm">
          <text:p text:style-name="P1"><text:span text:style-name="T3">Knw. E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0" draw:layer="layout" svg:width="3.002cm" svg:height="0.5cm" svg:x="22.4cm" svg:y="5.8cm">
          <text:p text:style-name="P1"><text:span text:style-name="T6">DaysOfWeek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002cm" svg:height="0.5cm" svg:x="22.4cm" svg:y="6.4cm">
          <text:p text:style-name="P1"><text:span text:style-name="T6">MonthsOfYe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02cm" svg:height="0.5cm" svg:x="22.4cm" svg:y="7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6" draw:layer="layout" svg:width="2.007cm" svg:height="0.635cm" svg:x="15.5cm" svg:y="7.9cm">
          <text:p text:style-name="P1"><text:span text:style-name="T3">Knw. 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id="id7" draw:layer="layout" svg:width="2.007cm" svg:height="0.635cm" svg:x="15.5cm" svg:y="8.7cm">
          <text:p text:style-name="P1"><text:span text:style-name="T3">Knw. oth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1" draw:id="id8" draw:layer="layout" svg:width="1.703cm" svg:height="0.5cm" svg:x="10.811cm" svg:y="7.955cm">
          <text:p text:style-name="P1"><text:span text:style-name="T8">Knowledg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957cm" svg:height="1.165cm" svg:x="14.8cm" svg:y="5.7cm">
          <draw:text-box>
            <text:p text:style-name="P1"><text:span text:style-name="T9">External SQLite</text:span></text:p>
            <text:p text:style-name="P1"><text:span text:style-name="T9">databases</text:span></text:p>
          </draw:text-box>
        </draw:frame>
        <draw:custom-shape draw:style-name="gr4" draw:text-style-name="P3" draw:id="id11" draw:layer="layout" svg:width="2cm" svg:height="0.7cm" svg:x="15.472cm" svg:y="10.374cm">
          <text:p text:style-name="P1"><text:span text:style-name="T3">Rules 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13" draw:layer="layout" svg:width="2cm" svg:height="0.7cm" svg:x="15.472cm" svg:y="11.174cm">
          <text:p text:style-name="P1"><text:span text:style-name="T3">Rules Oth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3" draw:id="id5" draw:layer="layout" svg:width="1.5cm" svg:height="1.5cm" svg:x="12.812cm" svg:y="7.452cm">
          <text:p text:style-name="P1"><text:span text:style-name="T3">selec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3" draw:layer="layout" svg:x1="15.502cm" svg:y1="7.416cm" svg:x2="14.312cm" svg:y2="8.202cm" draw:start-shape="id4" draw:end-shape="id5" draw:end-glue-point="7" svg:d="m15502 7416h-582v786h-608">
          <text:p/>
        </draw:connector>
        <draw:connector draw:style-name="gr12" draw:text-style-name="P13" draw:layer="layout" svg:x1="15.5cm" svg:y1="8.217cm" svg:x2="14.312cm" svg:y2="8.202cm" draw:start-shape="id6" draw:start-glue-point="6" draw:end-shape="id5" draw:end-glue-point="7" svg:d="m15500 8217h-581v-15h-607">
          <text:p/>
        </draw:connector>
        <draw:connector draw:style-name="gr12" draw:text-style-name="P13" draw:layer="layout" svg:x1="15.5cm" svg:y1="9.017cm" svg:x2="14.312cm" svg:y2="8.202cm" draw:start-shape="id7" draw:start-glue-point="6" draw:end-shape="id5" draw:end-glue-point="7" svg:d="m15500 9017h-581v-815h-607">
          <text:p/>
        </draw:connector>
        <draw:connector draw:style-name="gr13" draw:text-style-name="P13" draw:layer="layout" svg:x1="10.811cm" svg:y1="8.205cm" svg:x2="10.592cm" svg:y2="8.197cm" draw:start-shape="id8" draw:start-glue-point="3" draw:end-shape="id9" draw:end-glue-point="1" svg:d="m10811 8205h-110v-8h-109">
          <text:p/>
        </draw:connector>
        <draw:custom-shape draw:style-name="gr11" draw:text-style-name="P3" draw:id="id10" draw:layer="layout" svg:width="1.5cm" svg:height="1.5cm" svg:x="12.823cm" svg:y="9.968cm">
          <text:p text:style-name="P1"><text:span text:style-name="T3">selec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13" draw:layer="layout" svg:x1="14.323cm" svg:y1="10.718cm" svg:x2="15.472cm" svg:y2="10.724cm" draw:start-shape="id10" draw:start-glue-point="7" draw:end-shape="id11" draw:end-glue-point="6" svg:d="m14323 10718h588v6h561">
          <text:p/>
        </draw:connector>
        <draw:connector draw:style-name="gr12" draw:text-style-name="P13" draw:layer="layout" svg:x1="14.323cm" svg:y1="10.718cm" svg:x2="15.472cm" svg:y2="9.924cm" draw:start-shape="id10" draw:start-glue-point="7" draw:end-shape="id12" draw:end-glue-point="6" svg:d="m14323 10718h588v-794h561">
          <text:p/>
        </draw:connector>
        <draw:connector draw:style-name="gr12" draw:text-style-name="P13" draw:layer="layout" svg:x1="14.323cm" svg:y1="10.718cm" svg:x2="15.472cm" svg:y2="11.524cm" draw:start-shape="id10" draw:start-glue-point="7" draw:end-shape="id13" draw:end-glue-point="6" svg:d="m14323 10718h588v806h561">
          <text:p/>
        </draw:connector>
        <draw:connector draw:style-name="gr13" draw:text-style-name="P13" draw:layer="layout" svg:x1="12.823cm" svg:y1="10.718cm" svg:x2="10.554cm" svg:y2="10.717cm" draw:start-shape="id10" draw:start-glue-point="5" draw:end-shape="id1" draw:end-glue-point="1" svg:d="m12823 10718h-1134v-1h-1135">
          <text:p/>
        </draw:connector>
        <draw:custom-shape draw:style-name="gr2" draw:text-style-name="P5" draw:id="id14" draw:layer="layout" svg:width="3.138cm" svg:height="0.508cm" svg:x="7.5cm" svg:y="12.492cm">
          <text:p text:style-name="P1"><text:span text:style-name="T2">Apply selected rule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9.5cm" svg:y1="8.5cm" svg:x2="9.5cm" svg:y2="8.896cm">
          <text:p/>
        </draw:line>
        <draw:line draw:style-name="gr14" draw:text-style-name="P13" draw:layer="layout" svg:x1="8cm" svg:y1="8.5cm" svg:x2="8.001cm" svg:y2="8.901cm">
          <text:p/>
        </draw:line>
        <draw:custom-shape draw:style-name="gr7" draw:text-style-name="P9" draw:id="id18" draw:layer="layout" svg:width="1.488cm" svg:height="0.444cm" svg:x="12.821cm" svg:y="5.632cm">
          <text:p text:style-name="P1"><text:span text:style-name="T7">langu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id="id15" draw:layer="layout" svg:width="3.5cm" svg:height="0.444cm" svg:x="7.314cm" svg:y="14cm">
          <text:p text:style-name="P1"><text:span text:style-name="T7">normalized 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69cm" svg:y1="13cm" svg:x2="9.064cm" svg:y2="14cm" draw:start-shape="id14" draw:start-glue-point="2" draw:end-shape="id15" draw:end-glue-point="0" svg:d="m9069 13000v500h-5v500">
          <text:p/>
        </draw:connector>
        <draw:connector draw:style-name="gr3" draw:text-style-name="P1" draw:layer="layout" svg:x1="9.507cm" svg:y1="12.113cm" svg:x2="9.512cm" svg:y2="12.493cm" svg:d="m9507 12113v190h5v190">
          <text:p/>
        </draw:connector>
        <draw:custom-shape draw:style-name="gr7" draw:text-style-name="P9" draw:id="id16" draw:layer="layout" svg:width="1.695cm" svg:height="1.346cm" svg:x="4.6cm" svg:y="11.574cm">
          <text:p text:style-name="P1"><text:span text:style-name="T7">tense</text:span></text:p>
          <text:p text:style-name="P1"><text:span text:style-name="T7">DCT</text:span></text:p>
          <text:p text:style-name="P1"><text:span text:style-name="T7">ref_time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6.295cm" svg:y1="12.247cm" svg:x2="7.5cm" svg:y2="12.746cm" draw:start-shape="id16" draw:start-glue-point="1" draw:end-shape="id14" draw:end-glue-point="3" svg:d="m6295 12247h602v499h603">
          <text:p/>
        </draw:connector>
        <draw:connector draw:style-name="gr15" draw:text-style-name="P13" draw:layer="layout" draw:line-skew="-0.439cm" svg:x1="6.295cm" svg:y1="12.247cm" svg:x2="8.38cm" svg:y2="11.847cm" draw:start-shape="id16" draw:end-shape="id2" draw:end-glue-point="3" svg:d="m6295 12247h603v-400h1482">
          <text:p/>
        </draw:connector>
        <draw:connector draw:style-name="gr14" draw:text-style-name="P13" draw:layer="layout" svg:x1="8.85cm" svg:y1="6.1cm" svg:x2="8.844cm" svg:y2="7.897cm" draw:start-shape="id17" draw:start-glue-point="2" draw:end-shape="id9" draw:end-glue-point="0" svg:d="m8850 6100v899h-6v898">
          <text:p/>
        </draw:connector>
        <draw:line draw:style-name="gr14" draw:text-style-name="P13" draw:layer="layout" svg:x1="7.938cm" svg:y1="9.322cm" svg:x2="8cm" svg:y2="12.5cm">
          <text:p/>
        </draw:line>
        <draw:line draw:style-name="gr16" draw:text-style-name="P1" draw:layer="layout" svg:x1="13.574cm" svg:y1="8.952cm" svg:x2="13.574cm" svg:y2="9.968cm">
          <text:p/>
        </draw:line>
        <draw:connector draw:style-name="gr14" draw:text-style-name="P13" draw:layer="layout" svg:x1="13.565cm" svg:y1="6.076cm" svg:x2="13.562cm" svg:y2="7.452cm" draw:start-shape="id18" draw:start-glue-point="2" draw:end-shape="id5" draw:end-glue-point="4" svg:d="m13565 6076v688h-3v688">
          <text:p/>
        </draw:connector>
        <draw:custom-shape draw:style-name="gr9" draw:text-style-name="P11" draw:layer="layout" svg:width="1.703cm" svg:height="0.5cm" svg:x="10.797cm" svg:y="10.4cm">
          <text:p text:style-name="P1"><text:span text:style-name="T8">Rules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514cm" svg:y1="8.2cm" svg:x2="12.812cm" svg:y2="8.2cm">
          <text:p/>
        </draw:line>
        <draw:custom-shape draw:style-name="gr7" draw:text-style-name="P9" draw:layer="layout" svg:width="1.664cm" svg:height="0.444cm" svg:x="10.847cm" svg:y="11.612cm">
          <text:p text:style-name="P1"><text:span text:style-name="T7">conditions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679cm" svg:y1="10.9cm" svg:x2="11.679cm" svg:y2="11.612cm">
          <text:p/>
        </draw:line>
        <draw:line draw:style-name="gr13" draw:text-style-name="P1" draw:layer="layout" svg:x1="10.642cm" svg:y1="11.85cm" svg:x2="10.847cm" svg:y2="11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éctor</meta:initial-creator>
    <meta:creation-date>2008-09-30T10:47:48</meta:creation-date>
    <dc:date>2012-03-07T10:40:24</dc:date>
    <meta:editing-cycles>61</meta:editing-cycles>
    <meta:editing-duration>PT37H04M13S</meta:editing-duration>
    <dc:creator>hector 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